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7" table:default-cell-style-name="ce2"/>
        <table:table-row table:style-name="ro1">
          <table:table-cell office:value-type="string" calcext:value-type="string">
            <text:p>Eastern Conferenc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abv</text:p>
          </table:table-cell>
          <table:table-cell table:style-name="ce1"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MIL/2020.html" xlink:type="simple">Milwaukee Bucks</text:a> (1) </text:p>
          </table:table-cell>
          <table:table-cell table:formula="of:=LEFT([.A2];LEN([.A2])-5)" office:value-type="string" office:string-value="Milwaukee Bucks" calcext:value-type="string">
            <text:p>Milwaukee Bucks</text:p>
          </table:table-cell>
          <table:table-cell office:value-type="string" calcext:value-type="string">
            <text:p>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BOS/2020.html" xlink:type="simple">Boston Celtics</text:a> (2) </text:p>
          </table:table-cell>
          <table:table-cell table:formula="of:=LEFT([.A3];LEN([.A3])-5)" office:value-type="string" office:string-value="Boston Celtics" calcext:value-type="string">
            <text:p>Boston Celtics</text:p>
          </table:table-cell>
          <table:table-cell office:value-type="string" calcext:value-type="string">
            <text:p>BO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MIA/2020.html" xlink:type="simple">Miami Heat</text:a> (3) </text:p>
          </table:table-cell>
          <table:table-cell table:formula="of:=LEFT([.A4];LEN([.A4])-5)" office:value-type="string" office:string-value="Miami Heat" calcext:value-type="string">
            <text:p>Miami Heat</text:p>
          </table:table-cell>
          <table:table-cell office:value-type="string" calcext:value-type="string">
            <text:p>MI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TOR/2020.html" xlink:type="simple">Toronto Raptors</text:a> (4) </text:p>
          </table:table-cell>
          <table:table-cell table:formula="of:=LEFT([.A5];LEN([.A5])-5)" office:value-type="string" office:string-value="Toronto Raptors" calcext:value-type="string">
            <text:p>Toronto Raptors</text:p>
          </table:table-cell>
          <table:table-cell office:value-type="string" calcext:value-type="string">
            <text:p>TO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PHI/2020.html" xlink:type="simple">Philadelphia 76ers</text:a> (5) </text:p>
          </table:table-cell>
          <table:table-cell table:formula="of:=LEFT([.A6];LEN([.A6])-5)" office:value-type="string" office:string-value="Philadelphia 76ers" calcext:value-type="string">
            <text:p>Philadelphia 76ers</text:p>
          </table:table-cell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IND/2020.html" xlink:type="simple">Indiana Pacers</text:a> (6) </text:p>
          </table:table-cell>
          <table:table-cell table:formula="of:=LEFT([.A7];LEN([.A7])-5)" office:value-type="string" office:string-value="Indiana Pacers" calcext:value-type="string">
            <text:p>Indiana Pacers</text:p>
          </table:table-cell>
          <table:table-cell office:value-type="string" calcext:value-type="string">
            <text:p>IN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ORL/2020.html" xlink:type="simple">Orlando Magic</text:a> (7) </text:p>
          </table:table-cell>
          <table:table-cell table:formula="of:=LEFT([.A8];LEN([.A8])-5)" office:value-type="string" office:string-value="Orlando Magic" calcext:value-type="string">
            <text:p>Orlando Magic</text:p>
          </table:table-cell>
          <table:table-cell office:value-type="string" calcext:value-type="string">
            <text:p>OR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BRK/2020.html" xlink:type="simple">Brooklyn Nets</text:a> (7) </text:p>
          </table:table-cell>
          <table:table-cell table:formula="of:=LEFT([.A9];LEN([.A9])-5)" office:value-type="string" office:string-value="Brooklyn Nets" calcext:value-type="string">
            <text:p>Brooklyn Nets</text:p>
          </table:table-cell>
          <table:table-cell office:value-type="string" calcext:value-type="string">
            <text:p>BR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CHO/2020.html" xlink:type="simple">Charlotte Hornets</text:a> (9) </text:p>
          </table:table-cell>
          <table:table-cell table:formula="of:=LEFT([.A10];LEN([.A10])-5)" office:value-type="string" office:string-value="Charlotte Hornets" calcext:value-type="string">
            <text:p>Charlotte Hornets</text:p>
          </table:table-cell>
          <table:table-cell office:value-type="string" calcext:value-type="string">
            <text:p>C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CHI/2020.html" xlink:type="simple">Chicago Bulls</text:a> (10) </text:p>
          </table:table-cell>
          <table:table-cell table:formula="of:=LEFT([.A11];LEN([.A11])-5)" office:value-type="string" office:string-value="Chicago Bulls " calcext:value-type="string">
            <text:p>Chicago Bulls </text:p>
          </table:table-cell>
          <table:table-cell office:value-type="string" calcext:value-type="string">
            <text:p>CH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WAS/2020.html" xlink:type="simple">Washington Wizards</text:a> (10) </text:p>
          </table:table-cell>
          <table:table-cell table:formula="of:=LEFT([.A12];LEN([.A12])-5)" office:value-type="string" office:string-value="Washington Wizards " calcext:value-type="string">
            <text:p>Washington Wizards </text:p>
          </table:table-cell>
          <table:table-cell office:value-type="string" calcext:value-type="string">
            <text:p>W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DET/2020.html" xlink:type="simple">Detroit Pistons</text:a> (12) </text:p>
          </table:table-cell>
          <table:table-cell table:formula="of:=LEFT([.A13];LEN([.A13])-5)" office:value-type="string" office:string-value="Detroit Pistons " calcext:value-type="string">
            <text:p>Detroit Pistons </text:p>
          </table:table-cell>
          <table:table-cell office:value-type="string" calcext:value-type="string">
            <text:p>DE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CLE/2020.html" xlink:type="simple">Cleveland Cavaliers</text:a> (12) </text:p>
          </table:table-cell>
          <table:table-cell table:formula="of:=LEFT([.A14];LEN([.A14])-5)" office:value-type="string" office:string-value="Cleveland Cavaliers " calcext:value-type="string">
            <text:p>Cleveland Cavaliers </text:p>
          </table:table-cell>
          <table:table-cell office:value-type="string" calcext:value-type="string">
            <text:p>C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ATL/2020.html" xlink:type="simple">Atlanta Hawks</text:a> (12) </text:p>
          </table:table-cell>
          <table:table-cell table:formula="of:=LEFT([.A15];LEN([.A15])-5)" office:value-type="string" office:string-value="Atlanta Hawks " calcext:value-type="string">
            <text:p>Atlanta Hawks </text:p>
          </table:table-cell>
          <table:table-cell office:value-type="string" calcext:value-type="string">
            <text:p>AT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https://www.basketball-reference.com/teams/NYK/2020.html" xlink:type="simple">New York Knicks</text:a> (15) </text:p>
          </table:table-cell>
          <table:table-cell table:formula="of:=LEFT([.A16];LEN([.A16])-5)" office:value-type="string" office:string-value="New York Knicks " calcext:value-type="string">
            <text:p>New York Knicks </text:p>
          </table:table-cell>
          <table:table-cell office:value-type="string" calcext:value-type="string">
            <text:p>NY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LAL/2020.html" xlink:type="simple">os Angeles Lakers</text:a> (1) </text:p>
          </table:table-cell>
          <table:table-cell table:formula="of:=LEFT([.A17];LEN([.A17])-5)" office:value-type="string" office:string-value="os Angeles Lakers" calcext:value-type="string">
            <text:p>os Angeles Lakers</text:p>
          </table:table-cell>
          <table:table-cell office:value-type="string" calcext:value-type="string">
            <text:p>L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DEN/2020.html" xlink:type="simple">Denver Nuggets</text:a> (2) </text:p>
          </table:table-cell>
          <table:table-cell table:formula="of:=LEFT([.A18];LEN([.A18])-5)" office:value-type="string" office:string-value="Denver Nuggets" calcext:value-type="string">
            <text:p>Denver Nuggets</text:p>
          </table:table-cell>
          <table:table-cell office:value-type="string" calcext:value-type="string">
            <text:p>D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HOU/2020.html" xlink:type="simple">Houston Rockets</text:a> (3) </text:p>
          </table:table-cell>
          <table:table-cell table:formula="of:=LEFT([.A19];LEN([.A19])-5)" office:value-type="string" office:string-value="Houston Rockets" calcext:value-type="string">
            <text:p>Houston Rockets</text:p>
          </table:table-cell>
          <table:table-cell office:value-type="string" calcext:value-type="string">
            <text:p>HOU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www.basketball-reference.com/teams/LAC/2020.html" xlink:type="simple">Los Angeles Clippers</text:a> (4) </text:p>
          </table:table-cell>
          <table:table-cell table:formula="of:=LEFT([.A20];LEN([.A20])-5)" office:value-type="string" office:string-value="Los Angeles Clippers" calcext:value-type="string">
            <text:p>Los Angeles Clippers</text:p>
          </table:table-cell>
          <table:table-cell office:value-type="string" calcext:value-type="string">
            <text:p>L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DAL/2020.html" xlink:type="simple">Dallas Mavericks</text:a> (5) </text:p>
          </table:table-cell>
          <table:table-cell table:formula="of:=LEFT([.A21];LEN([.A21])-5)" office:value-type="string" office:string-value="Dallas Mavericks" calcext:value-type="string">
            <text:p>Dallas Mavericks</text:p>
          </table:table-cell>
          <table:table-cell office:value-type="string" calcext:value-type="string">
            <text:p>D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UTA/2020.html" xlink:type="simple">Utah Jazz</text:a> (5) </text:p>
          </table:table-cell>
          <table:table-cell table:formula="of:=LEFT([.A22];LEN([.A22])-5)" office:value-type="string" office:string-value="Utah Jazz" calcext:value-type="string">
            <text:p>Utah Jazz</text:p>
          </table:table-cell>
          <table:table-cell office:value-type="string" calcext:value-type="string">
            <text:p>UT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www.basketball-reference.com/teams/MIN/2020.html" xlink:type="simple">Minnesota Timberwolves</text:a> (7) </text:p>
          </table:table-cell>
          <table:table-cell table:formula="of:=LEFT([.A23];LEN([.A23])-5)" office:value-type="string" office:string-value="Minnesota Timberwolves" calcext:value-type="string">
            <text:p>Minnesota Timberwolves</text:p>
          </table:table-cell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PHO/2020.html" xlink:type="simple">Phoenix Suns</text:a> (8) </text:p>
          </table:table-cell>
          <table:table-cell table:formula="of:=LEFT([.A24];LEN([.A24])-5)" office:value-type="string" office:string-value="Phoenix Suns" calcext:value-type="string">
            <text:p>Phoenix Suns</text:p>
          </table:table-cell>
          <table:table-cell office:value-type="string" calcext:value-type="string">
            <text:p>PH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SAC/2020.html" xlink:type="simple">Sacramento Kings</text:a> (9) </text:p>
          </table:table-cell>
          <table:table-cell table:formula="of:=LEFT([.A25];LEN([.A25])-5)" office:value-type="string" office:string-value="Sacramento Kings" calcext:value-type="string">
            <text:p>Sacramento Kings</text:p>
          </table:table-cell>
          <table:table-cell office:value-type="string" calcext:value-type="string">
            <text:p>SA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www.basketball-reference.com/teams/NOP/2020.html" xlink:type="simple">New Orleans Pelicans</text:a> (10) </text:p>
          </table:table-cell>
          <table:table-cell table:formula="of:=LEFT([.A26];LEN([.A26])-5)" office:value-type="string" office:string-value="New Orleans Pelicans " calcext:value-type="string">
            <text:p>New Orleans Pelicans </text:p>
          </table:table-cell>
          <table:table-cell office:value-type="string" calcext:value-type="string">
            <text:p>NO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MEM/2020.html" xlink:type="simple">Memphis Grizzlies</text:a> (11) </text:p>
          </table:table-cell>
          <table:table-cell table:formula="of:=LEFT([.A27];LEN([.A27])-5)" office:value-type="string" office:string-value="Memphis Grizzlies " calcext:value-type="string">
            <text:p>Memphis Grizzlies </text:p>
          </table:table-cell>
          <table:table-cell office:value-type="string" calcext:value-type="string">
            <text:p>MEM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www.basketball-reference.com/teams/OKC/2020.html" xlink:type="simple">Oklahoma City Thunder</text:a> (11) </text:p>
          </table:table-cell>
          <table:table-cell table:formula="of:=LEFT([.A28];LEN([.A28])-5)" office:value-type="string" office:string-value="Oklahoma City Thunder " calcext:value-type="string">
            <text:p>Oklahoma City Thunder </text:p>
          </table:table-cell>
          <table:table-cell office:value-type="string" calcext:value-type="string">
            <text:p>OK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www.basketball-reference.com/teams/SAS/2020.html" xlink:type="simple">San Antonio Spurs</text:a> (13) </text:p>
          </table:table-cell>
          <table:table-cell table:formula="of:=LEFT([.A29];LEN([.A29])-5)" office:value-type="string" office:string-value="San Antonio Spurs " calcext:value-type="string">
            <text:p>San Antonio Spurs </text:p>
          </table:table-cell>
          <table:table-cell office:value-type="string" calcext:value-type="string">
            <text:p>SAS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www.basketball-reference.com/teams/POR/2020.html" xlink:type="simple">Portland Trail Blazers</text:a> (14) </text:p>
          </table:table-cell>
          <table:table-cell table:formula="of:=LEFT([.A30];LEN([.A30])-5)" office:value-type="string" office:string-value="Portland Trail Blazers " calcext:value-type="string">
            <text:p>Portland Trail Blazers </text:p>
          </table:table-cell>
          <table:table-cell office:value-type="string" calcext:value-type="string">
            <text:p>POR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https://www.basketball-reference.com/teams/GSW/2020.html" xlink:type="simple">Golden State Warriors</text:a> (15) </text:p>
          </table:table-cell>
          <table:table-cell table:formula="of:=LEFT([.A31];LEN([.A31])-5)" office:value-type="string" office:string-value="Golden State Warriors " calcext:value-type="string">
            <text:p>Golden State Warriors </text:p>
          </table:table-cell>
          <table:table-cell office:value-type="string" calcext:value-type="string">
            <text:p>GSW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26:41.009770785</meta:creation-date>
    <dc:date>2019-11-22T13:05:41.285299389</dc:date>
    <meta:editing-duration>PT18M29S</meta:editing-duration>
    <meta:editing-cycles>2</meta:editing-cycles>
    <meta:generator>LibreOffice/6.0.7.3$Linux_X86_64 LibreOffice_project/00m0$Build-3</meta:generator>
    <meta:document-statistic meta:table-count="1" meta:cell-count="93" meta:object-count="0"/>
  </office:meta>
</office:document-meta>
</file>